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1.25in"/>
    </style:style>
    <style:style style:name="Table3.E" style:family="table-column">
      <style:table-column-properties style:column-width="0.8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4326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Bitstream Vera Serif" fo:font-size="18pt" style:text-underline-style="solid" style:text-underline-width="auto" style:text-underline-color="font-color" fo:font-weight="bold" officeooo:rsid="001e9ffa" officeooo:paragraph-rsid="001e9ffa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Bitstream Vera Serif" fo:font-size="12pt" style:text-underline-style="none" fo:font-weight="normal" officeooo:rsid="001e9ffa" officeooo:paragraph-rsid="001e9ffa" style:font-size-asian="12pt" style:font-weight-asian="normal" style:font-size-complex="12pt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Bitstream Vera Serif" fo:font-size="12pt" style:font-name-asian="Courier New" style:font-size-asian="12pt" style:font-name-complex="Liberation Mono" style:font-size-complex="12pt"/>
    </style:style>
    <style:style style:name="P4" style:family="paragraph" style:parent-style-name="Table_20_Heading">
      <style:paragraph-properties fo:text-align="start" style:justify-single-word="false"/>
      <style:text-properties style:font-name="Bitstream Vera Serif" fo:font-size="12pt" officeooo:rsid="001e9ffa" officeooo:paragraph-rsid="001e9ffa" style:font-name-asian="Courier New" style:font-size-asian="12pt" style:font-name-complex="Liberation Mono" style:font-size-complex="12pt"/>
    </style:style>
    <style:style style:name="P5" style:family="paragraph" style:parent-style-name="Table_20_Heading">
      <style:paragraph-properties fo:text-align="start" style:justify-single-word="false"/>
      <style:text-properties style:font-name="Bitstream Vera Serif" fo:font-size="12pt" fo:font-weight="normal" officeooo:rsid="001e9ffa" officeooo:paragraph-rsid="001e9ffa" style:font-name-asian="Courier New" style:font-size-asian="12pt" style:font-weight-asian="normal" style:font-name-complex="Liberation Mono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erif" fo:font-size="12pt" style:font-name-asian="Courier New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erif" fo:font-size="12pt" officeooo:rsid="001e9ffa" officeooo:paragraph-rsid="001e9ffa" style:font-name-asian="Courier New" style:font-size-asian="12pt" style:font-name-complex="Liberation Mono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Bitstream Vera Serif" fo:font-size="12pt" officeooo:rsid="001e9ffa" officeooo:paragraph-rsid="001e9ffa" style:font-name-asian="Courier New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Bitstream Vera Serif" fo:font-size="12pt" officeooo:rsid="001f2c8f" officeooo:paragraph-rsid="001f2c8f" style:font-name-asian="Courier New" style:font-size-asian="12pt" style:font-name-complex="Liberation Mono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Bitstream Vera Serif" fo:font-size="12pt" officeooo:rsid="001f2c8f" officeooo:paragraph-rsid="001f2c8f" style:font-name-asian="Courier New" style:font-size-asian="12pt" style:font-name-complex="Liberation Mono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Bitstream Vera Serif" fo:font-size="12pt" officeooo:rsid="0020d27f" officeooo:paragraph-rsid="0020d27f" style:font-name-asian="Courier New" style:font-size-asian="12pt" style:font-name-complex="Liberation Mono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Bitstream Vera Serif" fo:font-size="12pt" officeooo:rsid="0028957d" officeooo:paragraph-rsid="0028957d" style:font-name-asian="Courier New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Bitstream Vera Serif" fo:font-size="12pt" officeooo:rsid="0028be87" officeooo:paragraph-rsid="0028be87" style:font-name-asian="Courier New" style:font-size-asian="12pt" style:font-name-complex="Liberation Mono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Bitstream Vera Serif" fo:font-size="12pt" officeooo:rsid="00292cdf" officeooo:paragraph-rsid="00292cdf" style:font-name-asian="Courier New" style:font-size-asian="12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Bitstream Vera Serif" fo:font-size="12pt" fo:font-weight="bold" officeooo:rsid="001e9ffa" officeooo:paragraph-rsid="001e9ffa" style:font-name-asian="Courier New" style:font-size-asian="12pt" style:font-weight-asian="bold" style:font-name-complex="Liberation Mono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Bitstream Vera Serif" fo:font-size="12pt" fo:font-weight="bold" officeooo:rsid="001e9ffa" officeooo:paragraph-rsid="001e9ffa" style:font-name-asian="Courier New" style:font-size-asian="12pt" style:font-weight-asian="bold" style:font-name-complex="Liberation Mono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Bitstream Vera Serif" fo:font-size="12pt" fo:font-weight="bold" style:font-name-asian="Courier New" style:font-size-asian="12pt" style:font-weight-asian="bold" style:font-name-complex="Liberation Mono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Bitstream Vera Serif" fo:font-size="12pt" fo:font-weight="bold" officeooo:rsid="0020d27f" officeooo:paragraph-rsid="0020d27f" style:font-name-asian="Courier New" style:font-size-asian="12pt" style:font-weight-asian="bold" style:font-name-complex="Liberation Mono" style:font-size-complex="12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Bitstream Vera Serif" fo:font-size="12pt" fo:font-weight="bold" officeooo:rsid="001f2c8f" officeooo:paragraph-rsid="001f2c8f" style:font-name-asian="Courier New" style:font-size-asian="12pt" style:font-weight-asian="bold" style:font-name-complex="Liberation Mono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Bitstream Vera Serif" fo:font-size="12pt" fo:font-weight="bold" officeooo:rsid="002d770a" officeooo:paragraph-rsid="002d770a" style:font-name-asian="Courier New" style:font-size-asian="12pt" style:font-weight-asian="bold" style:font-name-complex="Liberation Mono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Bitstream Vera Serif" fo:font-size="12pt" fo:font-weight="normal" officeooo:rsid="001e9ffa" officeooo:paragraph-rsid="001e9ffa" style:font-name-asian="Courier New" style:font-size-asian="12pt" style:font-weight-asian="normal" style:font-name-complex="Liberation Mono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Bitstream Vera Serif" fo:font-size="12pt" fo:font-weight="normal" officeooo:rsid="002b8ab8" officeooo:paragraph-rsid="002b8ab8" style:font-name-asian="Courier New" style:font-size-asian="12pt" style:font-weight-asian="normal" style:font-name-complex="Liberation Mono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Bitstream Vera Serif" fo:font-size="11pt" officeooo:rsid="001f2c8f" officeooo:paragraph-rsid="001f2c8f" style:font-name-asian="Courier New" style:font-size-asian="11pt" style:font-name-complex="Liberation Mono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Bitstream Vera Serif" fo:font-size="11pt" fo:font-weight="bold" officeooo:rsid="001f2c8f" officeooo:paragraph-rsid="001f2c8f" style:font-name-asian="Courier New" style:font-size-asian="11pt" style:font-weight-asian="bold" style:font-name-complex="Liberation Mono" style:font-size-complex="11pt" style:font-weight-complex="bold"/>
    </style:style>
    <style:style style:name="T1" style:family="text">
      <style:text-properties officeooo:rsid="002229af"/>
    </style:style>
    <style:style style:name="T2" style:family="text">
      <style:text-properties officeooo:rsid="00231264"/>
    </style:style>
    <style:style style:name="T3" style:family="text">
      <style:text-properties officeooo:rsid="0025e4ba"/>
    </style:style>
    <style:style style:name="T4" style:family="text">
      <style:text-properties officeooo:rsid="00271b98"/>
    </style:style>
    <style:style style:name="T5" style:family="text">
      <style:text-properties officeooo:rsid="0028957d"/>
    </style:style>
    <style:style style:name="T6" style:family="text">
      <style:text-properties officeooo:rsid="0029a8d8"/>
    </style:style>
    <style:style style:name="T7" style:family="text">
      <style:text-properties officeooo:rsid="002b8ab8"/>
    </style:style>
    <style:style style:name="T8" style:family="text">
      <style:text-properties officeooo:rsid="003082a8"/>
    </style:style>
    <style:style style:name="T9" style:family="text">
      <style:text-properties officeooo:rsid="003262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OICE</text:p>
      <text:p text:style-name="P2">Original</text:p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Invoice Number <text:span text:style-name="T3">{{ number }}</text:span></text:p>
              <text:p text:style-name="P4">Place <text:span text:style-name="T9">{{ place }}</text:span></text:p>
              <text:p text:style-name="P4">Invoice Date <text:span text:style-name="T4">{{ date }}</text:span></text:p>
              <text:p text:style-name="P4">Payment Due Date <text:span text:style-name="T4">{{ payment_date }}</text:span></text:p>
            </table:table-cell>
            <table:table-cell table:style-name="Table1.B1" office:value-type="string">
              <text:p text:style-name="P3"/>
              <text:p text:style-name="P5">Sofia, Bulgaria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Seller</text:p>
          </table:table-cell>
          <table:table-cell table:style-name="Table2.B1" office:value-type="string">
            <text:p text:style-name="P15">Buyer</text:p>
          </table:table-cell>
        </table:table-row>
        <table:table-row>
          <table:table-cell table:style-name="Table2.A2" office:value-type="string">
            <text:p text:style-name="P17"/>
            <text:p text:style-name="P16">My Company</text:p>
            <text:p text:style-name="P21">Address:</text:p>
            <text:p text:style-name="P22">{{ address }}</text:p>
            <text:p text:style-name="P21">Sofia, Bulgaria</text:p>
            <text:p text:style-name="P21">UIC: <text:span text:style-name="T6">{{ uic }}</text:span></text:p>
            <text:p text:style-name="P21">VA<text:span text:style-name="T1">T</text:span> No.: <text:span text:style-name="T6">{{ vat_no }}</text:span></text:p>
            <text:p text:style-name="P21">Bank:</text:p>
            <text:p text:style-name="P20">{{ bank }}</text:p>
          </table:table-cell>
          <table:table-cell table:style-name="Table2.B2" office:value-type="string">
            <text:p text:style-name="P6"/>
            <text:p text:style-name="P8">Address:</text:p>
            <text:p text:style-name="P12">{{ c<text:span text:style-name="T7">lient_address</text:span> }}</text:p>
            <text:p text:style-name="P8">,,,</text:p>
            <text:p text:style-name="P8">VAT No.: <text:span text:style-name="T5">{{ client_vat_no }}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5">Nr.</text:p>
          </table:table-cell>
          <table:table-cell table:style-name="Table3.A1" office:value-type="string">
            <text:p text:style-name="P7">Description of goods and/or Services</text:p>
          </table:table-cell>
          <table:table-cell table:style-name="Table3.A1" office:value-type="string">
            <text:p text:style-name="P7">Quantity</text:p>
          </table:table-cell>
          <table:table-cell table:style-name="Table3.A1" office:value-type="string">
            <text:p text:style-name="P7">Unit Price</text:p>
            <text:p text:style-name="P15">EUR</text:p>
          </table:table-cell>
          <table:table-cell table:style-name="Table3.E1" office:value-type="string">
            <text:p text:style-name="P7">Value</text:p>
            <text:p text:style-name="P15">EUR</text:p>
          </table:table-cell>
        </table:table-row>
        <table:table-row>
          <table:table-cell table:style-name="Table3.A2" office:value-type="string">
            <text:p text:style-name="P13">{{ item_id }}</text:p>
          </table:table-cell>
          <table:table-cell table:style-name="Table3.A2" office:value-type="string">
            <text:p text:style-name="P14">{{ item_description }}</text:p>
          </table:table-cell>
          <table:table-cell table:style-name="Table3.A2" office:value-type="string">
            <text:p text:style-name="P14">{{quantity }}</text:p>
          </table:table-cell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table:number-columns-spanned="3" office:value-type="string">
            <text:p text:style-name="P6"/>
          </table:table-cell>
          <table:covered-table-cell/>
          <table:covered-table-cell/>
          <table:table-cell table:style-name="Table3.A2" office:value-type="string">
            <text:p text:style-name="P23">VAT <text:s text:c="8"/><text:span text:style-name="T2">basis</text:span></text:p>
            <text:p text:style-name="P10">EUR </text:p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table:number-columns-spanned="3" office:value-type="string">
            <text:p text:style-name="P6"/>
          </table:table-cell>
          <table:covered-table-cell/>
          <table:covered-table-cell/>
          <table:table-cell table:style-name="Table3.A2" office:value-type="string">
            <text:p text:style-name="P23">VAT</text:p>
            <text:p text:style-name="P10">EUR</text:p>
          </table:table-cell>
          <table:table-cell table:style-name="Table3.E2" office:value-type="string">
            <text:p text:style-name="P6"/>
          </table:table-cell>
        </table:table-row>
        <table:table-row table:style-name="Table3.6">
          <table:table-cell table:style-name="Table3.A2" table:number-columns-spanned="3" office:value-type="string">
            <text:p text:style-name="P6"/>
          </table:table-cell>
          <table:covered-table-cell/>
          <table:covered-table-cell/>
          <table:table-cell table:style-name="Table3.A2" office:value-type="string">
            <text:p text:style-name="P24">Total Amount</text:p>
            <text:p text:style-name="P19">EUR</text:p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E2" table:number-columns-spanned="5" office:value-type="string">
            <text:p text:style-name="P10">Say: <text:span text:style-name="T6">{{ amount }}</text:span> EU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E2" table:number-columns-spanned="5" office:value-type="string">
            <text:p text:style-name="P10">Comments</text:p>
            <text:p text:style-name="P10">Delivery address: <text:span text:style-name="T8">{{ delivery_address }}</text:span>,</text:p>
            <text:p text:style-name="P10">c/o: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Signature and Stamp</text:p>
          </table:table-cell>
          <table:table-cell table:style-name="Table4.B1" office:value-type="string">
            <text:p text:style-name="P18">Signature of receipt</text:p>
          </table:table-cell>
        </table:table-row>
        <table:table-row>
          <table:table-cell table:style-name="Table4.A2" office:value-type="string">
            <text:p text:style-name="P11">Issued by: User</text:p>
          </table:table-cell>
          <table:table-cell table:style-name="Table4.B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7:35:27.290519466</dc:date>
    <meta:editing-duration>PT53M15S</meta:editing-duration>
    <meta:editing-cycles>15</meta:editing-cycles>
    <meta:generator>LibreOffice/5.1.6.2$Linux_X86_64 LibreOffice_project/10m0$Build-2</meta:generator>
    <meta:document-statistic meta:table-count="4" meta:image-count="0" meta:object-count="0" meta:page-count="1" meta:paragraph-count="44" meta:word-count="106" meta:character-count="584" meta:non-whitespace-character-count="513"/>
  </office:meta>
</office:document-meta>
</file>